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3000000BB6FFE83ECF614EF8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26.914cm" svg:height="9.2cm" svg:x="-0.014cm" svg:y="4.2cm">
          <draw:image xlink:href="Pictures/1000000000000223000000BB6FFE83ECF614EF8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1T09:16:18.637732299</meta:creation-date>
    <dc:date>2016-10-01T13:51:56.068943135</dc:date>
    <meta:editing-duration>PT3H54M43S</meta:editing-duration>
    <meta:editing-cycles>12</meta:editing-cycles>
    <meta:generator>LibreOffice/5.1.4.2$Linux_X86_64 LibreOffice_project/10m0$Build-2</meta:generator>
    <meta:document-statistic meta:object-count="24"/>
  </office:meta>
</office:document-meta>
</file>